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7000001CF5A7783225CBCC5DB.png" manifest:media-type="image/png"/>
  <manifest:file-entry manifest:full-path="Pictures/10000E7D000038FA00002FDBDD5541BC0148790F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039d0" officeooo:paragraph-rsid="001039d0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Cabin Rooms</text:p>
      <text:p text:style-name="P1"><draw:frame draw:style-name="fr1" draw:name="Image3" text:anchor-type="char" svg:x="3.2484in" svg:y="0.3937in" svg:width="3.7992in" svg:height="3.1909in" draw:z-index="2"><draw:image xlink:href="Pictures/10000E7D000038FA00002FDBDD5541BC0148790F.svg" xlink:type="simple" xlink:show="embed" xlink:actuate="onLoad" loext:mime-type="image/svg+xml"/><draw:image xlink:href="Pictures/1000020100000227000001CF5A7783225CBCC5DB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3:13:50.878096925</meta:creation-date>
    <meta:editing-duration>PT50M8S</meta:editing-duration>
    <meta:editing-cycles>2</meta:editing-cycles>
    <meta:generator>LibreOffice/6.4.5.2$Linux_X86_64 LibreOffice_project/40$Build-2</meta:generator>
    <dc:date>2020-08-10T14:03:54.469166856</dc:date>
    <meta:document-statistic meta:table-count="0" meta:image-count="3" meta:object-count="0" meta:page-count="1" meta:paragraph-count="1" meta:word-count="2" meta:character-count="11" meta:non-whitespace-character-count="10"/>
  </office:meta>
</office:document-meta>
</file>